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2cm" fo:min-width="5.3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2cm" fo:min-width="5.3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97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82cm" svg:y1="6.687cm" svg:x2="12.384cm" svg:y2="6.687cm">
          <text:p/>
        </draw:line>
        <draw:line draw:style-name="gr2" draw:text-style-name="P1" draw:layer="layout" svg:x1="9.336cm" svg:y1="15.478cm" svg:x2="8.62cm" svg:y2="14.081cm">
          <text:p/>
        </draw:line>
        <draw:frame draw:style-name="gr3" draw:text-style-name="P2" draw:layer="layout" svg:width="5.84cm" svg:height="2.772cm" draw:transform="rotate (1.57236712312169) translate (9.391cm 6.689cm)">
          <draw:text-box>
            <text:p><text:span text:style-name="T1">3:0</text:span></text:p>
          </draw:text-box>
        </draw:frame>
        <draw:custom-shape draw:style-name="gr4" draw:text-style-name="P1" draw:layer="layout" svg:width="3.556cm" svg:height="4.826cm" svg:x="5.445cm" svg:y="5.0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556cm" svg:height="5.363cm" svg:x="19.415cm" svg:y="4.9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6.113cm" svg:y1="6.687cm" svg:x2="19.415cm" svg:y2="6.687cm">
          <text:p/>
        </draw:line>
        <draw:line draw:style-name="gr5" draw:text-style-name="P1" draw:layer="layout" svg:x1="17.637cm" svg:y1="6.687cm" svg:x2="17.637cm" svg:y2="3.131cm">
          <text:p/>
        </draw:line>
        <draw:line draw:style-name="gr5" draw:text-style-name="P1" draw:layer="layout" svg:x1="17.637cm" svg:y1="3.258cm" svg:x2="6.969cm" svg:y2="3.258cm">
          <text:p/>
        </draw:line>
        <draw:line draw:style-name="gr5" draw:text-style-name="P1" draw:layer="layout" svg:x1="6.969cm" svg:y1="3.258cm" svg:x2="6.969cm" svg:y2="5.036cm">
          <text:p/>
        </draw:line>
        <draw:line draw:style-name="gr2" draw:text-style-name="P1" draw:layer="layout" svg:x1="11.922cm" svg:y1="3.893cm" svg:x2="11.206cm" svg:y2="2.496cm">
          <text:p/>
        </draw:line>
        <draw:frame draw:style-name="gr6" draw:text-style-name="P2" draw:layer="layout" svg:width="5.852cm" svg:height="2.772cm" draw:transform="rotate (1.57236712312169) translate (11.042cm 4.161cm)">
          <draw:text-box>
            <text:p><text:span text:style-name="T1">3:0</text:span></text:p>
          </draw:text-box>
        </draw:frame>
        <draw:frame draw:style-name="gr7" draw:text-style-name="P4" draw:layer="layout" svg:width="2.534cm" svg:height="1.673cm" svg:x="5.959cm" svg:y="6.052cm">
          <draw:text-box>
            <text:p text:style-name="P3"><text:span text:style-name="T2"/></text:p>
            <text:p text:style-name="P3"><text:span text:style-name="T2">Next state </text:span></text:p>
            <text:p text:style-name="P3"><text:span text:style-name="T2"><text:s text:c="3"/></text:span><text:span text:style-name="T2">Logic</text:span></text:p>
          </draw:text-box>
        </draw:frame>
        <draw:frame draw:style-name="gr7" draw:text-style-name="P4" draw:layer="layout" svg:width="3.034cm" svg:height="1.199cm" svg:x="19.81cm" svg:y="6.052cm">
          <draw:text-box>
            <text:p text:style-name="P3"><text:span text:style-name="T2">Output Logic </text:span></text:p>
            <text:p text:style-name="P3"><text:span text:style-name="T2"><text:s text:c="3"/></text:span></text:p>
          </draw:text-box>
        </draw:frame>
        <draw:line draw:style-name="gr5" draw:text-style-name="P1" draw:layer="layout" svg:x1="2.778cm" svg:y1="5.544cm" svg:x2="5.445cm" svg:y2="5.544cm">
          <text:p/>
        </draw:line>
        <draw:line draw:style-name="gr5" draw:text-style-name="P1" draw:layer="layout" svg:x1="2.905cm" svg:y1="7.731cm" svg:x2="5.572cm" svg:y2="7.731cm">
          <text:p/>
        </draw:line>
        <draw:frame draw:style-name="gr8" draw:text-style-name="P5" draw:layer="layout" svg:width="1.755cm" svg:height="0.725cm" svg:x="3.413cm" svg:y="6.959cm">
          <draw:text-box>
            <text:p text:style-name="P5"><text:span text:style-name="T2">sda_in</text:span></text:p>
          </draw:text-box>
        </draw:frame>
        <draw:line draw:style-name="gr5" draw:text-style-name="P1" draw:layer="layout" svg:x1="22.971cm" svg:y1="5.671cm" svg:x2="25.638cm" svg:y2="5.671cm">
          <text:p/>
        </draw:line>
        <draw:frame draw:style-name="gr8" draw:text-style-name="P2" draw:layer="layout" svg:width="2.259cm" svg:height="0.645cm" svg:x="23.352cm" svg:y="8.112cm">
          <draw:text-box>
            <text:p><text:span text:style-name="T1">start_found</text:span></text:p>
          </draw:text-box>
        </draw:frame>
        <draw:frame draw:style-name="gr8" draw:text-style-name="P2" draw:layer="layout" svg:width="2.238cm" svg:height="0.645cm" svg:x="22.971cm" svg:y="4.909cm">
          <draw:text-box>
            <text:p><text:span text:style-name="T1">stop_found</text:span></text:p>
          </draw:text-box>
        </draw:frame>
        <draw:line draw:style-name="gr2" draw:text-style-name="P1" draw:layer="layout" svg:x1="24.141cm" svg:y1="6.052cm" svg:x2="23.86cm" svg:y2="5.474cm">
          <text:p/>
        </draw:line>
        <draw:line draw:style-name="gr2" draw:text-style-name="P1" draw:layer="layout" svg:x1="3.195cm" svg:y1="5.798cm" svg:x2="2.914cm" svg:y2="5.22cm">
          <text:p/>
        </draw:line>
        <draw:frame draw:style-name="gr9" draw:text-style-name="P2" draw:layer="layout" svg:width="0.697cm" svg:height="0.645cm" svg:x="3.097cm" svg:y="5.534cm">
          <draw:text-box>
            <text:p><text:span text:style-name="T1">1</text:span></text:p>
          </draw:text-box>
        </draw:frame>
        <draw:frame draw:style-name="gr8" draw:text-style-name="P2" draw:layer="layout" svg:width="0.697cm" svg:height="0.645cm" svg:x="23.925cm" svg:y="5.544cm">
          <draw:text-box>
            <text:p><text:span text:style-name="T1">1</text:span></text:p>
          </draw:text-box>
        </draw:frame>
        <draw:frame draw:style-name="gr10" draw:text-style-name="P2" draw:layer="layout" svg:width="1.397cm" svg:height="0.725cm" svg:x="2.905cm" svg:y="4.811cm">
          <draw:text-box>
            <text:p><text:span text:style-name="T2">scl</text:span></text:p>
          </draw:text-box>
        </draw:frame>
        <draw:line draw:style-name="gr2" draw:text-style-name="P1" draw:layer="layout" svg:x1="3.196cm" svg:y1="5.799cm" svg:x2="2.915cm" svg:y2="5.221cm">
          <text:p/>
        </draw:line>
        <draw:line draw:style-name="gr2" draw:text-style-name="P1" draw:layer="layout" svg:x1="3.667cm" svg:y1="8.239cm" svg:x2="3.159cm" svg:y2="7.35cm">
          <text:p/>
        </draw:line>
        <draw:line draw:style-name="gr5" draw:text-style-name="P1" draw:layer="layout" svg:x1="23.098cm" svg:y1="7.858cm" svg:x2="25.765cm" svg:y2="7.858cm">
          <text:p/>
        </draw:line>
        <draw:frame draw:style-name="gr8" draw:text-style-name="P2" draw:layer="layout" svg:width="0.697cm" svg:height="0.645cm" svg:x="23.798cm" svg:y="7.223cm">
          <draw:text-box>
            <text:p><text:span text:style-name="T1">1</text:span></text:p>
          </draw:text-box>
        </draw:frame>
        <draw:g>
          <draw:custom-shape draw:style-name="gr11" draw:text-style-name="P6" draw:layer="layout" svg:width="3.81cm" svg:height="3.81cm" svg:x="12.303cm" svg:y="4.81cm">
            <text:p text:style-name="P1"><text:span text:style-name="T2">Sequential</text:span></text:p>
            <text:p text:style-name="P1"><text:span text:style-name="T2"><text:s/></text:span><text:span text:style-name="T2">logic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303cm" svg:y1="7.985cm" svg:x2="12.43cm" svg:y2="8.112cm">
            <text:p/>
          </draw:line>
          <draw:line draw:style-name="gr2" draw:text-style-name="P1" draw:layer="layout" svg:x1="12.303cm" svg:y1="8.239cm" svg:x2="12.43cm" svg:y2="8.112cm">
            <text:p/>
          </draw:line>
          <draw:line draw:style-name="gr2" draw:text-style-name="P1" draw:layer="layout" svg:x1="11.541cm" svg:y1="8.112cm" svg:x2="12.303cm" svg:y2="8.112cm">
            <text:p/>
          </draw:line>
          <draw:line draw:style-name="gr12" draw:text-style-name="P1" draw:layer="layout" svg:x1="12.176cm" svg:y1="8.366cm" svg:x2="12.176cm" svg:y2="7.731cm">
            <text:p/>
          </draw:line>
          <draw:frame draw:style-name="gr13" draw:text-style-name="P5" draw:layer="layout" svg:width="1.112cm" svg:height="0.762cm" svg:x="10.963cm" svg:y="7.35cm">
            <draw:text-box>
              <text:p><text:span text:style-name="T2">Clk</text:span></text:p>
            </draw:text-box>
          </draw:frame>
          <draw:custom-shape draw:style-name="gr14" draw:text-style-name="P1" draw:layer="layout" svg:width="0.254cm" svg:height="0.254cm" svg:x="12.55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684cm" svg:y1="8.874cm" svg:x2="12.684cm" svg:y2="9.128cm">
            <text:p/>
          </draw:line>
          <draw:frame draw:style-name="gr13" draw:text-style-name="P5" draw:layer="layout" svg:width="1.374cm" svg:height="0.762cm" svg:x="12.58cm" svg:y="8.62cm">
            <draw:text-box>
              <text:p><text:span text:style-name="T2">nRst</text:span></text:p>
            </draw:text-box>
          </draw:frame>
        </draw:g>
        <draw:custom-shape draw:style-name="gr4" draw:text-style-name="P1" draw:layer="layout" svg:width="4.064cm" svg:height="4.572cm" svg:x="11.668cm" svg:y="12.6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" draw:layer="layout" svg:width="4.545cm" svg:height="1.673cm" svg:x="11.414cm" svg:y="13.319cm">
          <draw:text-box>
            <text:p text:style-name="P1">Combinational</text:p>
            <text:p text:style-name="P1">logic</text:p>
          </draw:text-box>
        </draw:frame>
        <draw:line draw:style-name="gr5" draw:text-style-name="P1" draw:layer="layout" svg:x1="8.112cm" svg:y1="14.716cm" svg:x2="11.668cm" svg:y2="14.716cm">
          <text:p/>
        </draw:line>
        <draw:custom-shape draw:style-name="gr4" draw:text-style-name="P1" draw:layer="layout" svg:width="3.556cm" svg:height="5.363cm" svg:x="19.415cm" svg:y="4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2" draw:layer="layout" svg:width="5.852cm" svg:height="2.772cm" draw:transform="rotate (1.57236712312169) translate (8.756cm 14.716cm)">
          <draw:text-box>
            <text:p><text:span text:style-name="T1">7:0</text:span></text:p>
          </draw:text-box>
        </draw:frame>
        <draw:frame draw:style-name="gr8" draw:text-style-name="P2" draw:layer="layout" svg:width="2.513cm" svg:height="0.645cm" svg:x="9.176cm" svg:y="13.827cm">
          <draw:text-box>
            <text:p><text:span text:style-name="T1">starting_byte</text:span></text:p>
          </draw:text-box>
        </draw:frame>
        <draw:line draw:style-name="gr5" draw:text-style-name="P1" draw:layer="layout" svg:x1="15.732cm" svg:y1="13.954cm" svg:x2="18.399cm" svg:y2="13.954cm">
          <text:p/>
        </draw:line>
        <draw:frame draw:style-name="gr8" draw:text-style-name="P5" draw:layer="layout" svg:width="3.406cm" svg:height="0.725cm" svg:x="15.752cm" svg:y="14.325cm">
          <draw:text-box>
            <text:p text:style-name="P5"><text:span text:style-name="T2">address_match</text:span></text:p>
          </draw:text-box>
        </draw:frame>
        <draw:frame draw:style-name="gr8" draw:text-style-name="P5" draw:layer="layout" svg:width="2.246cm" svg:height="0.725cm" svg:x="15.772cm" svg:y="13.065cm">
          <draw:text-box>
            <text:p text:style-name="P5"><text:span text:style-name="T2">rw_mode</text:span></text:p>
          </draw:text-box>
        </draw:frame>
        <draw:line draw:style-name="gr2" draw:text-style-name="P1" draw:layer="layout" svg:x1="16.902cm" svg:y1="14.335cm" svg:x2="16.621cm" svg:y2="13.757cm">
          <text:p/>
        </draw:line>
        <draw:frame draw:style-name="gr8" draw:text-style-name="P2" draw:layer="layout" svg:width="0.697cm" svg:height="0.645cm" svg:x="16.686cm" svg:y="13.827cm">
          <draw:text-box>
            <text:p><text:span text:style-name="T1">1</text:span></text:p>
          </draw:text-box>
        </draw:frame>
        <draw:line draw:style-name="gr5" draw:text-style-name="P1" draw:layer="layout" svg:x1="15.732cm" svg:y1="14.998cm" svg:x2="18.399cm" svg:y2="14.998cm">
          <text:p/>
        </draw:line>
        <draw:frame draw:style-name="gr8" draw:text-style-name="P2" draw:layer="layout" svg:width="0.697cm" svg:height="0.645cm" svg:x="16.559cm" svg:y="14.988cm">
          <draw:text-box>
            <text:p><text:span text:style-name="T1">1</text:span></text:p>
          </draw:text-box>
        </draw:frame>
        <draw:frame draw:style-name="gr15" draw:text-style-name="P2" draw:layer="layout" svg:width="0.697cm" svg:height="0.645cm" svg:x="3.098cm" svg:y="7.985cm">
          <draw:text-box>
            <text:p><text:span text:style-name="T1">1</text:span></text:p>
          </draw:text-box>
        </draw:frame>
        <draw:line draw:style-name="gr2" draw:text-style-name="P1" draw:layer="layout" svg:x1="11.922cm" svg:y1="3.894cm" svg:x2="11.206cm" svg:y2="2.497cm">
          <text:p/>
        </draw:line>
        <draw:line draw:style-name="gr2" draw:text-style-name="P1" draw:layer="layout" svg:x1="11.922cm" svg:y1="3.895cm" svg:x2="11.206cm" svg:y2="2.498cm">
          <text:p/>
        </draw:line>
        <draw:frame draw:style-name="gr7" draw:text-style-name="P4" draw:layer="layout" svg:width="2.018cm" svg:height="1.673cm" svg:x="19.929cm" svg:y="6.439cm">
          <draw:text-box>
            <text:p text:style-name="P3"><text:span text:style-name="T2"/></text:p>
            <text:p text:style-name="P3"><text:span text:style-name="T2">Output <text:s/></text:span></text:p>
            <text:p text:style-name="P3"><text:span text:style-name="T2"><text:s text:c="3"/></text:span><text:span text:style-name="T2">Logic</text:span></text:p>
          </draw:text-box>
        </draw:frame>
        <draw:frame draw:style-name="gr8" draw:layer="layout" svg:width="17.351cm" svg:height="2.384cm" svg:x="8.493cm" svg:y="17.637cm">
          <draw:text-box>
            <text:p>Combinational logic determines the transfer mode</text:p>
            <text:p>and the address match depending on the bytes received</text:p>
            <text:p>from the master that has the mode and address information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4-10-06T21:01:14</meta:creation-date>
    <dc:date>2015-02-19T14:02:25</dc:date>
    <dc:creator>Mentor Graphics</dc:creator>
    <meta:editing-duration>P0D</meta:editing-duration>
    <meta:editing-cycles>1</meta:editing-cycles>
    <meta:generator>LibreOffice/4.0.4.2$Linux_X86_64 LibreOffice_project/400m0$Build-2</meta:generator>
    <meta:document-statistic meta:object-count="56"/>
  </office:meta>
</office:document-meta>
</file>